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c2b" officeooo:paragraph-rsid="000c0c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ING SIZE 2000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</text:p>
      <text:p text:style-name="P1"/>
      <text:p text:style-name="P1">Size of the tree : 1417</text:p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354 <text:s text:c="14"/>67.7 <text:s text:c="3"/>%</text:p>
      <text:p text:style-name="P1">Incorrectly Classified Instances <text:s text:c="6"/>646 <text:s text:c="14"/>32.3 <text:s text:c="3"/>%</text:p>
      <text:p text:style-name="P1">Kappa statistic <text:s text:c="25"/>0.6411</text:p>
      <text:p text:style-name="P1">Mean absolute error <text:s text:c="21"/>0.0646</text:p>
      <text:p text:style-name="P1">Root mean squared error <text:s text:c="17"/>0.2542</text:p>
      <text:p text:style-name="P1">Relative absolute error <text:s text:c="16"/>35.8941 %</text:p>
      <text:p text:style-name="P1">Root relative squared error <text:s text:c="12"/>84.7277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789 <text:s text:c="4"/>0.026 <text:s text:c="5"/>0.77 <text:s text:c="5"/>0.789 <text:s text:c="4"/>0.779 <text:s text:c="5"/>0.881 <text:s text:c="3"/>0</text:p>
      <text:p text:style-name="P1">0.784 <text:s text:c="4"/>0.027 <text:s text:c="5"/>0.766 <text:s text:c="4"/>0.784 <text:s text:c="4"/>0.775 <text:s text:c="5"/>0.879 <text:s text:c="3"/>1</text:p>
      <text:p text:style-name="P1">0.734 <text:s text:c="4"/>0.029 <text:s text:c="5"/>0.731 <text:s text:c="4"/>0.734 <text:s text:c="4"/>0.732 <text:s text:c="5"/>0.853 <text:s text:c="3"/>2</text:p>
      <text:p text:style-name="P1">0.54 <text:s text:c="5"/>0.046 <text:s text:c="5"/>0.563 <text:s text:c="4"/>0.54 <text:s text:c="5"/>0.552 <text:s text:c="5"/>0.747 <text:s text:c="3"/>3</text:p>
      <text:p text:style-name="P1">0.734 <text:s text:c="4"/>0.029 <text:s text:c="5"/>0.755 <text:s text:c="4"/>0.734 <text:s text:c="4"/>0.744 <text:s text:c="5"/>0.853 <text:s text:c="3"/>4</text:p>
      <text:p text:style-name="P1">0.596 <text:s text:c="4"/>0.046 <text:s text:c="5"/>0.578 <text:s text:c="4"/>0.596 <text:s text:c="4"/>0.587 <text:s text:c="5"/>0.775 <text:s text:c="3"/>5</text:p>
      <text:p text:style-name="P1">0.794 <text:s text:c="4"/>0.021 <text:s text:c="5"/>0.802 <text:s text:c="4"/>0.794 <text:s text:c="4"/>0.798 <text:s text:c="5"/>0.886 <text:s text:c="3"/>6</text:p>
      <text:p text:style-name="P1">0.8 <text:s text:c="6"/>0.028 <text:s text:c="5"/>0.758 <text:s text:c="4"/>0.8 <text:s text:c="6"/>0.779 <text:s text:c="5"/>0.886 <text:s text:c="3"/>7</text:p>
      <text:p text:style-name="P1">0.469 <text:s text:c="4"/>0.049 <text:s text:c="5"/>0.506 <text:s text:c="4"/>0.469 <text:s text:c="4"/>0.487 <text:s text:c="5"/>0.71 <text:s text:c="4"/>8</text:p>
      <text:p text:style-name="P1">0.528 <text:s text:c="4"/>0.057 <text:s text:c="5"/>0.523 <text:s text:c="4"/>0.528 <text:s text:c="4"/>0.526 <text:s text:c="5"/>0.736 <text:s text:c="3"/>9</text:p>
      <text:p text:style-name="P1">Weighted Avg. <text:s text:c="3"/>0.677 <text:s text:c="4"/>0.036 <text:s text:c="5"/>0.675 <text:s text:c="4"/>0.677 <text:s text:c="4"/>0.676 <text:s text:c="5"/>0.821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57 <text:s text:c="2"/>3 <text:s text:c="2"/>0 <text:s text:c="2"/>0 <text:s text:c="2"/>8 <text:s text:c="2"/>6 <text:s text:c="2"/>3 <text:s text:c="2"/>2 <text:s text:c="2"/>8 <text:s/>12 | <text:s text:c="2"/>a = 0</text:p>
      <text:p text:style-name="P1">2 160 <text:s text:c="2"/>6 <text:s text:c="2"/>5 <text:s text:c="2"/>8 <text:s text:c="2"/>2 <text:s text:c="2"/>0 <text:s text:c="2"/>5 <text:s/>10 <text:s text:c="2"/>6 | <text:s text:c="2"/>b = 1</text:p>
      <text:p text:style-name="P1">4 <text:s text:c="2"/>4 141 <text:s/>17 <text:s text:c="2"/>1 <text:s text:c="2"/>5 <text:s text:c="2"/>2 <text:s text:c="2"/>7 <text:s text:c="2"/>6 <text:s text:c="2"/>5 | <text:s text:c="2"/>c = 2</text:p>
      <text:p text:style-name="P1">2 <text:s text:c="2"/>8 <text:s/>16 107 <text:s text:c="2"/>1 <text:s/>15 <text:s text:c="2"/>0 <text:s text:c="2"/>7 <text:s/>18 <text:s/>24 | <text:s text:c="2"/>d = 3</text:p>
      <text:p text:style-name="P1">9 <text:s text:c="2"/>7 <text:s text:c="2"/>2 <text:s text:c="2"/>1 157 <text:s text:c="2"/>6 <text:s/>10 <text:s/>10 <text:s text:c="2"/>5 <text:s text:c="2"/>7 | <text:s text:c="2"/>e = 4</text:p>
      <text:p text:style-name="P1">7 <text:s text:c="2"/>2 <text:s text:c="2"/>7 <text:s text:c="2"/>8 <text:s text:c="2"/>8 115 <text:s text:c="2"/>7 <text:s text:c="2"/>2 <text:s/>20 <text:s/>17 | <text:s text:c="2"/>f = 5</text:p>
      <text:p text:style-name="P1">8 <text:s text:c="2"/>2 <text:s text:c="2"/>3 <text:s text:c="2"/>2 <text:s/>10 <text:s text:c="2"/>4 154 <text:s text:c="2"/>0 <text:s text:c="2"/>7 <text:s text:c="2"/>4 | <text:s text:c="2"/>g = 6</text:p>
      <text:p text:style-name="P1">0 <text:s text:c="2"/>7 <text:s text:c="2"/>3 <text:s text:c="2"/>9 <text:s text:c="2"/>5 <text:s text:c="2"/>4 <text:s text:c="2"/>0 160 <text:s text:c="2"/>5 <text:s text:c="2"/>7 | <text:s text:c="2"/>h = 7</text:p>
      <text:p text:style-name="P1">6 <text:s text:c="2"/>7 <text:s text:c="2"/>9 <text:s/>16 <text:s text:c="2"/>2 <text:s/>20 <text:s/>11 <text:s/>12 <text:s/>91 <text:s/>20 | <text:s text:c="2"/>i = 8</text:p>
      <text:p text:style-name="P1">9 <text:s text:c="2"/>9 <text:s text:c="2"/>6 <text:s/>25 <text:s text:c="2"/>8 <text:s/>22 <text:s text:c="2"/>5 <text:s text:c="2"/>6 <text:s/>10 112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</text:p>
      <text:p text:style-name="P1"/>
      <text:p text:style-name="P1">Size of the tree : 569</text:p>
      <text:p text:style-name="P1"/>
      <text:p text:style-name="P1">Time taken to build model: 0.0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674 <text:s text:c="14"/>83.7 <text:s text:c="3"/>%</text:p>
      <text:p text:style-name="P1">Incorrectly Classified Instances <text:s text:c="6"/>326 <text:s text:c="14"/>16.3 <text:s text:c="3"/>%</text:p>
      <text:p text:style-name="P1">Kappa statistic <text:s text:c="25"/>0.8189</text:p>
      <text:p text:style-name="P1">Mean absolute error <text:s text:c="21"/>0.0326</text:p>
      <text:p text:style-name="P1">Root mean squared error <text:s text:c="17"/>0.1806</text:p>
      <text:p text:style-name="P1">Relative absolute error <text:s text:c="16"/>18.1137 %</text:p>
      <text:p text:style-name="P1">Root relative squared error <text:s text:c="12"/>60.1891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25 <text:s text:c="4"/>0.004 <text:s text:c="5"/>0.958 <text:s text:c="4"/>0.925 <text:s text:c="4"/>0.941 <text:s text:c="5"/>0.96 <text:s text:c="4"/>0</text:p>
      <text:p text:style-name="P1">0.779 <text:s text:c="4"/>0.023 <text:s text:c="5"/>0.795 <text:s text:c="4"/>0.779 <text:s text:c="4"/>0.787 <text:s text:c="5"/>0.878 <text:s text:c="3"/>1</text:p>
      <text:p text:style-name="P1">0.849 <text:s text:c="4"/>0.014 <text:s text:c="5"/>0.867 <text:s text:c="4"/>0.849 <text:s text:c="4"/>0.858 <text:s text:c="5"/>0.918 <text:s text:c="3"/>2</text:p>
      <text:p text:style-name="P1">0.823 <text:s text:c="4"/>0.021 <text:s text:c="5"/>0.811 <text:s text:c="4"/>0.823 <text:s text:c="4"/>0.817 <text:s text:c="5"/>0.901 <text:s text:c="3"/>3</text:p>
      <text:p text:style-name="P1">0.855 <text:s text:c="4"/>0.016 <text:s text:c="5"/>0.863 <text:s text:c="4"/>0.855 <text:s text:c="4"/>0.859 <text:s text:c="5"/>0.919 <text:s text:c="3"/>4</text:p>
      <text:p text:style-name="P1">0.829 <text:s text:c="4"/>0.018 <text:s text:c="5"/>0.833 <text:s text:c="4"/>0.829 <text:s text:c="4"/>0.831 <text:s text:c="5"/>0.906 <text:s text:c="3"/>5</text:p>
      <text:p text:style-name="P1">0.943 <text:s text:c="4"/>0.007 <text:s text:c="5"/>0.934 <text:s text:c="4"/>0.943 <text:s text:c="4"/>0.938 <text:s text:c="5"/>0.968 <text:s text:c="3"/>6</text:p>
      <text:p text:style-name="P1">0.86 <text:s text:c="5"/>0.018 <text:s text:c="5"/>0.839 <text:s text:c="4"/>0.86 <text:s text:c="5"/>0.849 <text:s text:c="5"/>0.921 <text:s text:c="3"/>7</text:p>
      <text:p text:style-name="P1">0.763 <text:s text:c="4"/>0.03 <text:s text:c="6"/>0.733 <text:s text:c="4"/>0.763 <text:s text:c="4"/>0.747 <text:s text:c="5"/>0.866 <text:s text:c="3"/>8</text:p>
      <text:p text:style-name="P1">0.75 <text:s text:c="5"/>0.03 <text:s text:c="6"/>0.75 <text:s text:c="5"/>0.75 <text:s text:c="5"/>0.75 <text:s text:c="6"/>0.86 <text:s text:c="4"/>9</text:p>
      <text:p text:style-name="P1">Weighted Avg. <text:s text:c="3"/>0.837 <text:s text:c="4"/>0.018 <text:s text:c="5"/>0.838 <text:s text:c="4"/>0.837 <text:s text:c="4"/>0.837 <text:s text:c="5"/>0.90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84 <text:s text:c="2"/>0 <text:s text:c="2"/>3 <text:s text:c="2"/>0 <text:s text:c="2"/>1 <text:s text:c="2"/>0 <text:s text:c="2"/>0 <text:s text:c="2"/>0 <text:s text:c="2"/>6 <text:s text:c="2"/>5 | <text:s text:c="2"/>a = 0</text:p>
      <text:p text:style-name="P1">0 159 <text:s text:c="2"/>7 <text:s text:c="2"/>4 <text:s text:c="2"/>6 <text:s text:c="2"/>1 <text:s text:c="2"/>2 <text:s text:c="2"/>2 <text:s/>15 <text:s text:c="2"/>8 | <text:s text:c="2"/>b = 1</text:p>
      <text:p text:style-name="P1">0 <text:s text:c="2"/>5 163 <text:s text:c="2"/>6 <text:s text:c="2"/>0 <text:s text:c="2"/>3 <text:s text:c="2"/>1 <text:s text:c="2"/>3 <text:s text:c="2"/>6 <text:s text:c="2"/>5 | <text:s text:c="2"/>c = 2</text:p>
      <text:p text:style-name="P1">0 <text:s text:c="2"/>5 <text:s text:c="2"/>3 163 <text:s text:c="2"/>1 <text:s text:c="2"/>8 <text:s text:c="2"/>1 <text:s text:c="2"/>6 <text:s text:c="2"/>4 <text:s text:c="2"/>7 | <text:s text:c="2"/>d = 3</text:p>
      <text:p text:style-name="P1">4 <text:s text:c="2"/>1 <text:s text:c="2"/>0 <text:s text:c="2"/>0 183 <text:s text:c="2"/>2 <text:s text:c="2"/>2 <text:s text:c="2"/>9 <text:s text:c="2"/>5 <text:s text:c="2"/>8 | <text:s text:c="2"/>e = 4</text:p>
      <text:p text:style-name="P1">1 <text:s text:c="2"/>2 <text:s text:c="2"/>3 <text:s text:c="2"/>7 <text:s text:c="2"/>3 160 <text:s text:c="2"/>1 <text:s text:c="2"/>1 <text:s text:c="2"/>4 <text:s/>11 | <text:s text:c="2"/>f = 5</text:p>
      <text:p text:style-name="P1">0 <text:s text:c="2"/>3 <text:s text:c="2"/>0 <text:s text:c="2"/>0 <text:s text:c="2"/>3 <text:s text:c="2"/>1 183 <text:s text:c="2"/>0 <text:s text:c="2"/>3 <text:s text:c="2"/>1 | <text:s text:c="2"/>g = 6</text:p>
      <text:p text:style-name="P1">0 <text:s text:c="2"/>5 <text:s text:c="2"/>1 <text:s text:c="2"/>3 <text:s text:c="2"/>2 <text:s text:c="2"/>6 <text:s text:c="2"/>2 172 <text:s text:c="2"/>5 <text:s text:c="2"/>4 | <text:s text:c="2"/>h = 7</text:p>
      <text:p text:style-name="P1">2 <text:s/>11 <text:s text:c="2"/>5 <text:s text:c="2"/>5 <text:s text:c="2"/>6 <text:s text:c="2"/>4 <text:s text:c="2"/>3 <text:s text:c="2"/>6 148 <text:s text:c="2"/>4 | <text:s text:c="2"/>i = 8</text:p>
      <text:p text:style-name="P1">1 <text:s text:c="2"/>9 <text:s text:c="2"/>3 <text:s/>13 <text:s text:c="2"/>7 <text:s text:c="2"/>7 <text:s text:c="2"/>1 <text:s text:c="2"/>6 <text:s text:c="2"/>6 159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5 </text:p>
      <text:p text:style-name="P1"/>
      <text:p text:style-name="P1"/>
      <text:p text:style-name="P1">Size of the tree : 459</text:p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692 <text:s text:c="14"/>84.6 <text:s text:c="3"/>%</text:p>
      <text:p text:style-name="P1">Incorrectly Classified Instances <text:s text:c="6"/>308 <text:s text:c="14"/>15.4 <text:s text:c="3"/>%</text:p>
      <text:p text:style-name="P1">Kappa statistic <text:s text:c="25"/>0.8288</text:p>
      <text:p text:style-name="P1">Mean absolute error <text:s text:c="21"/>0.0308</text:p>
      <text:p text:style-name="P1">Root mean squared error <text:s text:c="17"/>0.1755</text:p>
      <text:p text:style-name="P1">Relative absolute error <text:s text:c="16"/>17.1136 %</text:p>
      <text:p text:style-name="P1">Root relative squared error <text:s text:c="12"/>58.5039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5 <text:s text:c="4"/>0.006 <text:s text:c="5"/>0.949 <text:s text:c="4"/>0.945 <text:s text:c="4"/>0.947 <text:s text:c="5"/>0.97 <text:s text:c="4"/>0</text:p>
      <text:p text:style-name="P1">0.789 <text:s text:c="4"/>0.018 <text:s text:c="5"/>0.834 <text:s text:c="4"/>0.789 <text:s text:c="4"/>0.811 <text:s text:c="5"/>0.886 <text:s text:c="3"/>1</text:p>
      <text:p text:style-name="P1">0.849 <text:s text:c="4"/>0.014 <text:s text:c="5"/>0.862 <text:s text:c="4"/>0.849 <text:s text:c="4"/>0.856 <text:s text:c="5"/>0.917 <text:s text:c="3"/>2</text:p>
      <text:p text:style-name="P1">0.848 <text:s text:c="4"/>0.021 <text:s text:c="5"/>0.82 <text:s text:c="5"/>0.848 <text:s text:c="4"/>0.834 <text:s text:c="5"/>0.914 <text:s text:c="3"/>3</text:p>
      <text:p text:style-name="P1">0.869 <text:s text:c="4"/>0.024 <text:s text:c="5"/>0.812 <text:s text:c="4"/>0.869 <text:s text:c="4"/>0.84 <text:s text:c="6"/>0.923 <text:s text:c="3"/>4</text:p>
      <text:p text:style-name="P1">0.819 <text:s text:c="4"/>0.017 <text:s text:c="5"/>0.836 <text:s text:c="4"/>0.819 <text:s text:c="4"/>0.827 <text:s text:c="5"/>0.901 <text:s text:c="3"/>5</text:p>
      <text:p text:style-name="P1">0.912 <text:s text:c="4"/>0.006 <text:s text:c="5"/>0.941 <text:s text:c="4"/>0.912 <text:s text:c="4"/>0.927 <text:s text:c="5"/>0.953 <text:s text:c="3"/>6</text:p>
      <text:p text:style-name="P1">0.885 <text:s text:c="4"/>0.012 <text:s text:c="5"/>0.889 <text:s text:c="4"/>0.885 <text:s text:c="4"/>0.887 <text:s text:c="5"/>0.936 <text:s text:c="3"/>7</text:p>
      <text:p text:style-name="P1">0.753 <text:s text:c="4"/>0.022 <text:s text:c="5"/>0.785 <text:s text:c="4"/>0.753 <text:s text:c="4"/>0.768 <text:s text:c="5"/>0.865 <text:s text:c="3"/>8</text:p>
      <text:p text:style-name="P1">0.792 <text:s text:c="4"/>0.031 <text:s text:c="5"/>0.75 <text:s text:c="5"/>0.792 <text:s text:c="4"/>0.771 <text:s text:c="5"/>0.881 <text:s text:c="3"/>9</text:p>
      <text:p text:style-name="P1">Weighted Avg. <text:s text:c="3"/>0.846 <text:s text:c="4"/>0.017 <text:s text:c="5"/>0.847 <text:s text:c="4"/>0.846 <text:s text:c="4"/>0.846 <text:s text:c="5"/>0.914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88 <text:s text:c="2"/>0 <text:s text:c="2"/>1 <text:s text:c="2"/>0 <text:s text:c="2"/>1 <text:s text:c="2"/>2 <text:s text:c="2"/>0 <text:s text:c="2"/>0 <text:s text:c="2"/>5 <text:s text:c="2"/>2 | <text:s text:c="2"/>a = 0</text:p>
      <text:p text:style-name="P1">1 161 <text:s text:c="2"/>8 <text:s text:c="2"/>5 <text:s text:c="2"/>8 <text:s text:c="2"/>4 <text:s text:c="2"/>1 <text:s text:c="2"/>2 <text:s text:c="2"/>8 <text:s text:c="2"/>6 | <text:s text:c="2"/>b = 1</text:p>
      <text:p text:style-name="P1">1 <text:s text:c="2"/>6 163 <text:s text:c="2"/>6 <text:s text:c="2"/>2 <text:s text:c="2"/>3 <text:s text:c="2"/>2 <text:s text:c="2"/>1 <text:s text:c="2"/>4 <text:s text:c="2"/>4 | <text:s text:c="2"/>c = 2</text:p>
      <text:p text:style-name="P1">0 <text:s text:c="2"/>3 <text:s text:c="2"/>4 168 <text:s text:c="2"/>1 <text:s text:c="2"/>0 <text:s text:c="2"/>0 <text:s text:c="2"/>2 <text:s text:c="2"/>5 <text:s/>15 | <text:s text:c="2"/>d = 3</text:p>
      <text:p text:style-name="P1">2 <text:s text:c="2"/>6 <text:s text:c="2"/>0 <text:s text:c="2"/>1 186 <text:s text:c="2"/>3 <text:s text:c="2"/>3 <text:s text:c="2"/>6 <text:s text:c="2"/>4 <text:s text:c="2"/>3 | <text:s text:c="2"/>e = 4</text:p>
      <text:p text:style-name="P1">1 <text:s text:c="2"/>3 <text:s text:c="2"/>4 <text:s text:c="2"/>6 <text:s text:c="2"/>4 158 <text:s text:c="2"/>1 <text:s text:c="2"/>1 <text:s text:c="2"/>3 <text:s/>12 | <text:s text:c="2"/>f = 5</text:p>
      <text:p text:style-name="P1">3 <text:s text:c="2"/>1 <text:s text:c="2"/>1 <text:s text:c="2"/>1 <text:s text:c="2"/>7 <text:s text:c="2"/>2 177 <text:s text:c="2"/>0 <text:s text:c="2"/>2 <text:s text:c="2"/>0 | <text:s text:c="2"/>g = 6</text:p>
      <text:p text:style-name="P1">0 <text:s text:c="2"/>1 <text:s text:c="2"/>1 <text:s text:c="2"/>3 <text:s text:c="2"/>7 <text:s text:c="2"/>2 <text:s text:c="2"/>1 177 <text:s text:c="2"/>3 <text:s text:c="2"/>5 | <text:s text:c="2"/>h = 7</text:p>
      <text:p text:style-name="P1">1 <text:s text:c="2"/>6 <text:s text:c="2"/>5 <text:s text:c="2"/>9 <text:s text:c="2"/>6 <text:s text:c="2"/>2 <text:s text:c="2"/>3 <text:s text:c="2"/>7 146 <text:s text:c="2"/>9 | <text:s text:c="2"/>i = 8</text:p>
      <text:p text:style-name="P1">1 <text:s text:c="2"/>6 <text:s text:c="2"/>2 <text:s text:c="2"/>6 <text:s text:c="2"/>7 <text:s/>13 <text:s text:c="2"/>0 <text:s text:c="2"/>3 <text:s text:c="2"/>6 168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18</text:p>
      <text:p text:style-name="P1"/>
      <text:p text:style-name="P1">Size of the tree : 439</text:p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692 <text:s text:c="14"/>84.6 <text:s text:c="3"/>%</text:p>
      <text:p text:style-name="P1">Incorrectly Classified Instances <text:s text:c="6"/>308 <text:s text:c="14"/>15.4 <text:s text:c="3"/>%</text:p>
      <text:p text:style-name="P1">Kappa statistic <text:s text:c="25"/>0.8289</text:p>
      <text:p text:style-name="P1">Mean absolute error <text:s text:c="21"/>0.0308</text:p>
      <text:p text:style-name="P1">Root mean squared error <text:s text:c="17"/>0.1755</text:p>
      <text:p text:style-name="P1">Relative absolute error <text:s text:c="16"/>17.1136 %</text:p>
      <text:p text:style-name="P1">Root relative squared error <text:s text:c="12"/>58.5039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5 <text:s text:c="4"/>0.006 <text:s text:c="5"/>0.945 <text:s text:c="4"/>0.945 <text:s text:c="4"/>0.945 <text:s text:c="5"/>0.969 <text:s text:c="3"/>0</text:p>
      <text:p text:style-name="P1">0.843 <text:s text:c="4"/>0.02 <text:s text:c="6"/>0.827 <text:s text:c="4"/>0.843 <text:s text:c="4"/>0.835 <text:s text:c="5"/>0.912 <text:s text:c="3"/>1</text:p>
      <text:p text:style-name="P1">0.875 <text:s text:c="4"/>0.011 <text:s text:c="5"/>0.894 <text:s text:c="4"/>0.875 <text:s text:c="4"/>0.884 <text:s text:c="5"/>0.932 <text:s text:c="3"/>2</text:p>
      <text:p text:style-name="P1">0.773 <text:s text:c="4"/>0.016 <text:s text:c="5"/>0.841 <text:s text:c="4"/>0.773 <text:s text:c="4"/>0.805 <text:s text:c="5"/>0.878 <text:s text:c="3"/>3</text:p>
      <text:p text:style-name="P1">0.836 <text:s text:c="4"/>0.02 <text:s text:c="6"/>0.836 <text:s text:c="4"/>0.836 <text:s text:c="4"/>0.836 <text:s text:c="5"/>0.908 <text:s text:c="3"/>4</text:p>
      <text:p text:style-name="P1">0.819 <text:s text:c="4"/>0.019 <text:s text:c="5"/>0.819 <text:s text:c="4"/>0.819 <text:s text:c="4"/>0.819 <text:s text:c="5"/>0.9 <text:s text:c="5"/>5</text:p>
      <text:p text:style-name="P1">0.948 <text:s text:c="4"/>0.008 <text:s text:c="5"/>0.929 <text:s text:c="4"/>0.948 <text:s text:c="4"/>0.939 <text:s text:c="5"/>0.97 <text:s text:c="4"/>6</text:p>
      <text:p text:style-name="P1">0.865 <text:s text:c="4"/>0.012 <text:s text:c="5"/>0.892 <text:s text:c="4"/>0.865 <text:s text:c="4"/>0.878 <text:s text:c="5"/>0.927 <text:s text:c="3"/>7</text:p>
      <text:p text:style-name="P1">0.799 <text:s text:c="4"/>0.032 <text:s text:c="5"/>0.728 <text:s text:c="4"/>0.799 <text:s text:c="4"/>0.762 <text:s text:c="5"/>0.883 <text:s text:c="3"/>8</text:p>
      <text:p text:style-name="P1">0.764 <text:s text:c="4"/>0.027 <text:s text:c="5"/>0.768 <text:s text:c="4"/>0.764 <text:s text:c="4"/>0.766 <text:s text:c="5"/>0.868 <text:s text:c="3"/>9</text:p>
      <text:p text:style-name="P1">Weighted Avg. <text:s text:c="3"/>0.846 <text:s text:c="4"/>0.017 <text:s text:c="5"/>0.847 <text:s text:c="4"/>0.846 <text:s text:c="4"/>0.846 <text:s text:c="5"/>0.914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88 <text:s text:c="2"/>0 <text:s text:c="2"/>0 <text:s text:c="2"/>1 <text:s text:c="2"/>5 <text:s text:c="2"/>0 <text:s text:c="2"/>2 <text:s text:c="2"/>0 <text:s text:c="2"/>2 <text:s text:c="2"/>1 | <text:s text:c="2"/>a = 0</text:p>
      <text:p text:style-name="P1">0 172 <text:s text:c="2"/>3 <text:s text:c="2"/>3 <text:s text:c="2"/>3 <text:s text:c="2"/>7 <text:s text:c="2"/>0 <text:s text:c="2"/>3 <text:s/>10 <text:s text:c="2"/>3 | <text:s text:c="2"/>b = 1</text:p>
      <text:p text:style-name="P1">0 <text:s text:c="2"/>2 168 <text:s text:c="2"/>5 <text:s text:c="2"/>2 <text:s text:c="2"/>1 <text:s text:c="2"/>1 <text:s text:c="2"/>3 <text:s text:c="2"/>8 <text:s text:c="2"/>2 | <text:s text:c="2"/>c = 2</text:p>
      <text:p text:style-name="P1">1 <text:s text:c="2"/>4 <text:s text:c="2"/>8 153 <text:s text:c="2"/>0 <text:s text:c="2"/>6 <text:s text:c="2"/>1 <text:s text:c="2"/>3 <text:s/>14 <text:s text:c="2"/>8 | <text:s text:c="2"/>d = 3</text:p>
      <text:p text:style-name="P1">5 <text:s text:c="2"/>8 <text:s text:c="2"/>0 <text:s text:c="2"/>0 179 <text:s text:c="2"/>2 <text:s text:c="2"/>5 <text:s text:c="2"/>3 <text:s text:c="2"/>5 <text:s text:c="2"/>7 | <text:s text:c="2"/>e = 4</text:p>
      <text:p text:style-name="P1">1 <text:s text:c="2"/>1 <text:s text:c="2"/>1 <text:s text:c="2"/>2 <text:s text:c="2"/>3 158 <text:s text:c="2"/>0 <text:s text:c="2"/>1 <text:s/>10 <text:s/>16 | <text:s text:c="2"/>f = 5</text:p>
      <text:p text:style-name="P1">2 <text:s text:c="2"/>4 <text:s text:c="2"/>0 <text:s text:c="2"/>0 <text:s text:c="2"/>1 <text:s text:c="2"/>0 184 <text:s text:c="2"/>1 <text:s text:c="2"/>2 <text:s text:c="2"/>0 | <text:s text:c="2"/>g = 6</text:p>
      <text:p text:style-name="P1">1 <text:s text:c="2"/>1 <text:s text:c="2"/>1 <text:s text:c="2"/>1 <text:s text:c="2"/>9 <text:s text:c="2"/>5 <text:s text:c="2"/>0 173 <text:s text:c="2"/>3 <text:s text:c="2"/>6 | <text:s text:c="2"/>h = 7</text:p>
      <text:p text:style-name="P1">0 <text:s text:c="2"/>8 <text:s text:c="2"/>4 <text:s text:c="2"/>6 <text:s text:c="2"/>3 <text:s text:c="2"/>4 <text:s text:c="2"/>5 <text:s text:c="2"/>3 155 <text:s text:c="2"/>6 | <text:s text:c="2"/>i = 8</text:p>
      <text:p text:style-name="P1">1 <text:s text:c="2"/>8 <text:s text:c="2"/>3 <text:s/>11 <text:s text:c="2"/>9 <text:s/>10 <text:s text:c="2"/>0 <text:s text:c="2"/>4 <text:s text:c="2"/>4 162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21</text:p>
      <text:p text:style-name="P1"/>
      <text:p text:style-name="P1">Size of the tree : 409</text:p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714 <text:s text:c="14"/>85.7 <text:s text:c="3"/>%</text:p>
      <text:p text:style-name="P1">Incorrectly Classified Instances <text:s text:c="6"/>286 <text:s text:c="14"/>14.3 <text:s text:c="3"/>%</text:p>
      <text:p text:style-name="P1">Kappa statistic <text:s text:c="25"/>0.8411</text:p>
      <text:p text:style-name="P1">Mean absolute error <text:s text:c="21"/>0.0286</text:p>
      <text:p text:style-name="P1">Root mean squared error <text:s text:c="17"/>0.1691</text:p>
      <text:p text:style-name="P1">Relative absolute error <text:s text:c="16"/>15.8912 %</text:p>
      <text:p text:style-name="P1">Root relative squared error <text:s text:c="12"/>56.3757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 <text:s text:c="5"/>0.006 <text:s text:c="5"/>0.944 <text:s text:c="4"/>0.94 <text:s text:c="5"/>0.942 <text:s text:c="5"/>0.967 <text:s text:c="3"/>0</text:p>
      <text:p text:style-name="P1">0.873 <text:s text:c="4"/>0.018 <text:s text:c="5"/>0.848 <text:s text:c="4"/>0.873 <text:s text:c="4"/>0.86 <text:s text:c="6"/>0.927 <text:s text:c="3"/>1</text:p>
      <text:p text:style-name="P1">0.833 <text:s text:c="4"/>0.017 <text:s text:c="5"/>0.838 <text:s text:c="4"/>0.833 <text:s text:c="4"/>0.836 <text:s text:c="5"/>0.908 <text:s text:c="3"/>2</text:p>
      <text:p text:style-name="P1">0.843 <text:s text:c="4"/>0.018 <text:s text:c="5"/>0.835 <text:s text:c="4"/>0.843 <text:s text:c="4"/>0.839 <text:s text:c="5"/>0.913 <text:s text:c="3"/>3</text:p>
      <text:p text:style-name="P1">0.846 <text:s text:c="4"/>0.02 <text:s text:c="6"/>0.834 <text:s text:c="4"/>0.846 <text:s text:c="4"/>0.84 <text:s text:c="6"/>0.913 <text:s text:c="3"/>4</text:p>
      <text:p text:style-name="P1">0.808 <text:s text:c="4"/>0.015 <text:s text:c="5"/>0.852 <text:s text:c="4"/>0.808 <text:s text:c="4"/>0.83 <text:s text:c="6"/>0.897 <text:s text:c="3"/>5</text:p>
      <text:p text:style-name="P1">0.933 <text:s text:c="4"/>0.007 <text:s text:c="5"/>0.933 <text:s text:c="4"/>0.933 <text:s text:c="4"/>0.933 <text:s text:c="5"/>0.963 <text:s text:c="3"/>6</text:p>
      <text:p text:style-name="P1">0.86 <text:s text:c="5"/>0.016 <text:s text:c="5"/>0.86 <text:s text:c="5"/>0.86 <text:s text:c="5"/>0.86 <text:s text:c="6"/>0.922 <text:s text:c="3"/>7</text:p>
      <text:p text:style-name="P1">0.794 <text:s text:c="4"/>0.019 <text:s text:c="5"/>0.819 <text:s text:c="4"/>0.794 <text:s text:c="4"/>0.806 <text:s text:c="5"/>0.887 <text:s text:c="3"/>8</text:p>
      <text:p text:style-name="P1">0.84 <text:s text:c="5"/>0.023 <text:s text:c="5"/>0.813 <text:s text:c="4"/>0.84 <text:s text:c="5"/>0.826 <text:s text:c="5"/>0.908 <text:s text:c="3"/>9</text:p>
      <text:p text:style-name="P1">Weighted Avg. <text:s text:c="3"/>0.857 <text:s text:c="4"/>0.016 <text:s text:c="5"/>0.857 <text:s text:c="4"/>0.857 <text:s text:c="4"/>0.857 <text:s text:c="5"/>0.921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87 <text:s text:c="2"/>0 <text:s text:c="2"/>2 <text:s text:c="2"/>0 <text:s text:c="2"/>2 <text:s text:c="2"/>1 <text:s text:c="2"/>2 <text:s text:c="2"/>2 <text:s text:c="2"/>1 <text:s text:c="2"/>2 | <text:s text:c="2"/>a = 0</text:p>
      <text:p text:style-name="P1">0 178 <text:s text:c="2"/>2 <text:s text:c="2"/>3 <text:s text:c="2"/>3 <text:s text:c="2"/>8 <text:s text:c="2"/>1 <text:s text:c="2"/>3 <text:s text:c="2"/>4 <text:s text:c="2"/>2 | <text:s text:c="2"/>b = 1</text:p>
      <text:p text:style-name="P1">0 <text:s text:c="2"/>6 160 <text:s text:c="2"/>4 <text:s text:c="2"/>1 <text:s text:c="2"/>4 <text:s text:c="2"/>1 <text:s text:c="2"/>6 <text:s text:c="2"/>7 <text:s text:c="2"/>3 | <text:s text:c="2"/>c = 2</text:p>
      <text:p text:style-name="P1">0 <text:s text:c="2"/>2 <text:s text:c="2"/>7 167 <text:s text:c="2"/>0 <text:s text:c="2"/>4 <text:s text:c="2"/>1 <text:s text:c="2"/>1 <text:s text:c="2"/>4 <text:s/>12 | <text:s text:c="2"/>d = 3</text:p>
      <text:p text:style-name="P1">3 <text:s text:c="2"/>7 <text:s text:c="2"/>1 <text:s text:c="2"/>0 181 <text:s text:c="2"/>1 <text:s text:c="2"/>4 <text:s text:c="2"/>7 <text:s text:c="2"/>4 <text:s text:c="2"/>6 | <text:s text:c="2"/>e = 4</text:p>
      <text:p text:style-name="P1">1 <text:s text:c="2"/>4 <text:s text:c="2"/>3 <text:s/>10 <text:s text:c="2"/>4 156 <text:s text:c="2"/>1 <text:s text:c="2"/>1 <text:s text:c="2"/>5 <text:s text:c="2"/>8 | <text:s text:c="2"/>f = 5</text:p>
      <text:p text:style-name="P1">1 <text:s text:c="2"/>2 <text:s text:c="2"/>1 <text:s text:c="2"/>1 <text:s text:c="2"/>6 <text:s text:c="2"/>1 181 <text:s text:c="2"/>0 <text:s text:c="2"/>1 <text:s text:c="2"/>0 | <text:s text:c="2"/>g = 6</text:p>
      <text:p text:style-name="P1">0 <text:s text:c="2"/>1 <text:s text:c="2"/>2 <text:s text:c="2"/>6 <text:s text:c="2"/>8 <text:s text:c="2"/>1 <text:s text:c="2"/>0 172 <text:s text:c="2"/>5 <text:s text:c="2"/>5 | <text:s text:c="2"/>h = 7</text:p>
      <text:p text:style-name="P1">3 <text:s text:c="2"/>7 <text:s/>10 <text:s text:c="2"/>5 <text:s text:c="2"/>3 <text:s text:c="2"/>3 <text:s text:c="2"/>3 <text:s text:c="2"/>3 154 <text:s text:c="2"/>3 | <text:s text:c="2"/>i = 8</text:p>
      <text:p text:style-name="P1">3 <text:s text:c="2"/>3 <text:s text:c="2"/>3 <text:s text:c="2"/>4 <text:s text:c="2"/>9 <text:s text:c="2"/>4 <text:s text:c="2"/>0 <text:s text:c="2"/>5 <text:s text:c="2"/>3 178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1">#30</text:p>
      <text:p text:style-name="P1"/>
      <text:p text:style-name="P1"/>
      <text:p text:style-name="P1">Size of the tree : 345</text:p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718 <text:s text:c="14"/>85.9 <text:s text:c="3"/>%</text:p>
      <text:p text:style-name="P1">Incorrectly Classified Instances <text:s text:c="6"/>282 <text:s text:c="14"/>14.1 <text:s text:c="3"/>%</text:p>
      <text:p text:style-name="P1">Kappa statistic <text:s text:c="25"/>0.8433</text:p>
      <text:p text:style-name="P1">Mean absolute error <text:s text:c="21"/>0.0282</text:p>
      <text:p text:style-name="P1">Root mean squared error <text:s text:c="17"/>0.1679</text:p>
      <text:p text:style-name="P1">Relative absolute error <text:s text:c="16"/>15.6689 %</text:p>
      <text:p text:style-name="P1">Root relative squared error <text:s text:c="12"/>55.9801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5 <text:s text:c="4"/>0.008 <text:s text:c="5"/>0.928 <text:s text:c="4"/>0.965 <text:s text:c="4"/>0.946 <text:s text:c="5"/>0.978 <text:s text:c="3"/>0</text:p>
      <text:p text:style-name="P1">0.809 <text:s text:c="4"/>0.017 <text:s text:c="5"/>0.846 <text:s text:c="4"/>0.809 <text:s text:c="4"/>0.827 <text:s text:c="5"/>0.896 <text:s text:c="3"/>1</text:p>
      <text:p text:style-name="P1">0.802 <text:s text:c="4"/>0.011 <text:s text:c="5"/>0.89 <text:s text:c="5"/>0.802 <text:s text:c="4"/>0.844 <text:s text:c="5"/>0.896 <text:s text:c="3"/>2</text:p>
      <text:p text:style-name="P1">0.838 <text:s text:c="4"/>0.018 <text:s text:c="5"/>0.834 <text:s text:c="4"/>0.838 <text:s text:c="4"/>0.836 <text:s text:c="5"/>0.91 <text:s text:c="4"/>3</text:p>
      <text:p text:style-name="P1">0.832 <text:s text:c="4"/>0.014 <text:s text:c="5"/>0.877 <text:s text:c="4"/>0.832 <text:s text:c="4"/>0.854 <text:s text:c="5"/>0.909 <text:s text:c="3"/>4</text:p>
      <text:p text:style-name="P1">0.86 <text:s text:c="5"/>0.011 <text:s text:c="5"/>0.892 <text:s text:c="4"/>0.86 <text:s text:c="5"/>0.876 <text:s text:c="5"/>0.925 <text:s text:c="3"/>5</text:p>
      <text:p text:style-name="P1">0.933 <text:s text:c="4"/>0.009 <text:s text:c="5"/>0.919 <text:s text:c="4"/>0.933 <text:s text:c="4"/>0.926 <text:s text:c="5"/>0.962 <text:s text:c="3"/>6</text:p>
      <text:p text:style-name="P1">0.875 <text:s text:c="4"/>0.011 <text:s text:c="5"/>0.897 <text:s text:c="4"/>0.875 <text:s text:c="4"/>0.886 <text:s text:c="5"/>0.932 <text:s text:c="3"/>7</text:p>
      <text:p text:style-name="P1">0.809 <text:s text:c="4"/>0.032 <text:s text:c="5"/>0.73 <text:s text:c="5"/>0.809 <text:s text:c="4"/>0.768 <text:s text:c="5"/>0.889 <text:s text:c="3"/>8</text:p>
      <text:p text:style-name="P1">0.868 <text:s text:c="4"/>0.026 <text:s text:c="5"/>0.8 <text:s text:c="6"/>0.868 <text:s text:c="4"/>0.833 <text:s text:c="5"/>0.921 <text:s text:c="3"/>9</text:p>
      <text:p text:style-name="P1">Weighted Avg. <text:s text:c="3"/>0.859 <text:s text:c="4"/>0.016 <text:s text:c="5"/>0.861 <text:s text:c="4"/>0.859 <text:s text:c="4"/>0.859 <text:s text:c="5"/>0.922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92 <text:s text:c="2"/>0 <text:s text:c="2"/>0 <text:s text:c="2"/>0 <text:s text:c="2"/>0 <text:s text:c="2"/>2 <text:s text:c="2"/>0 <text:s text:c="2"/>1 <text:s text:c="2"/>3 <text:s text:c="2"/>1 | <text:s text:c="2"/>a = 0</text:p>
      <text:p text:style-name="P1">1 165 <text:s text:c="2"/>5 <text:s text:c="2"/>5 <text:s text:c="2"/>8 <text:s text:c="2"/>4 <text:s text:c="2"/>0 <text:s text:c="2"/>2 <text:s/>12 <text:s text:c="2"/>2 | <text:s text:c="2"/>b = 1</text:p>
      <text:p text:style-name="P1">3 <text:s text:c="2"/>4 154 <text:s/>10 <text:s text:c="2"/>1 <text:s text:c="2"/>2 <text:s text:c="2"/>2 <text:s text:c="2"/>2 <text:s text:c="2"/>9 <text:s text:c="2"/>5 | <text:s text:c="2"/>c = 2</text:p>
      <text:p text:style-name="P1">2 <text:s text:c="2"/>3 <text:s text:c="2"/>4 166 <text:s text:c="2"/>0 <text:s text:c="2"/>2 <text:s text:c="2"/>1 <text:s text:c="2"/>1 <text:s text:c="2"/>6 <text:s/>13 | <text:s text:c="2"/>d = 3</text:p>
      <text:p text:style-name="P1">2 <text:s text:c="2"/>6 <text:s text:c="2"/>1 <text:s text:c="2"/>1 178 <text:s text:c="2"/>1 <text:s text:c="2"/>7 <text:s text:c="2"/>3 <text:s text:c="2"/>8 <text:s text:c="2"/>7 | <text:s text:c="2"/>e = 4</text:p>
      <text:p text:style-name="P1">0 <text:s text:c="2"/>0 <text:s text:c="2"/>0 <text:s text:c="2"/>5 <text:s text:c="2"/>2 166 <text:s text:c="2"/>3 <text:s text:c="2"/>3 <text:s text:c="2"/>6 <text:s text:c="2"/>8 | <text:s text:c="2"/>f = 5</text:p>
      <text:p text:style-name="P1">3 <text:s text:c="2"/>1 <text:s text:c="2"/>0 <text:s text:c="2"/>1 <text:s text:c="2"/>4 <text:s text:c="2"/>2 181 <text:s text:c="2"/>0 <text:s text:c="2"/>2 <text:s text:c="2"/>0 | <text:s text:c="2"/>g = 6</text:p>
      <text:p text:style-name="P1">0 <text:s text:c="2"/>2 <text:s text:c="2"/>1 <text:s text:c="2"/>1 <text:s text:c="2"/>3 <text:s text:c="2"/>1 <text:s text:c="2"/>1 175 <text:s text:c="2"/>8 <text:s text:c="2"/>8 | <text:s text:c="2"/>h = 7</text:p>
      <text:p text:style-name="P1">4 <text:s text:c="2"/>8 <text:s text:c="2"/>7 <text:s text:c="2"/>2 <text:s text:c="2"/>4 <text:s text:c="2"/>3 <text:s text:c="2"/>2 <text:s text:c="2"/>5 157 <text:s text:c="2"/>2 | <text:s text:c="2"/>i = 8</text:p>
      <text:p text:style-name="P1">0 <text:s text:c="2"/>6 <text:s text:c="2"/>1 <text:s text:c="2"/>8 <text:s text:c="2"/>3 <text:s text:c="2"/>3 <text:s text:c="2"/>0 <text:s text:c="2"/>3 <text:s text:c="2"/>4 184 | <text:s text:c="2"/>j = 9</text:p>
      <text:p text:style-name="P1"/>
      <text:p text:style-name="P1"/>
      <text:p text:style-name="P1"><text:soft-page-break/>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50</text:p>
      <text:p text:style-name="P1"/>
      <text:p text:style-name="P1"/>
      <text:p text:style-name="P1">Size of the tree : 331</text:p>
      <text:p text:style-name="P1"/>
      <text:p text:style-name="P1">Time taken to build model: 0.07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724 <text:s text:c="14"/>86.2 <text:s text:c="3"/>%</text:p>
      <text:p text:style-name="P1">Incorrectly Classified Instances <text:s text:c="6"/>276 <text:s text:c="14"/>13.8 <text:s text:c="3"/>%</text:p>
      <text:p text:style-name="P1">Kappa statistic <text:s text:c="25"/>0.8466</text:p>
      <text:p text:style-name="P1">Mean absolute error <text:s text:c="21"/>0.0276</text:p>
      <text:p text:style-name="P1">Root mean squared error <text:s text:c="17"/>0.1661</text:p>
      <text:p text:style-name="P1">Relative absolute error <text:s text:c="16"/>15.3356 %</text:p>
      <text:p text:style-name="P1">Root relative squared error <text:s text:c="12"/>55.3814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5 <text:s text:c="4"/>0.007 <text:s text:c="5"/>0.94 <text:s text:c="5"/>0.945 <text:s text:c="4"/>0.942 <text:s text:c="5"/>0.969 <text:s text:c="3"/>0</text:p>
      <text:p text:style-name="P1">0.833 <text:s text:c="4"/>0.021 <text:s text:c="5"/>0.817 <text:s text:c="4"/>0.833 <text:s text:c="4"/>0.825 <text:s text:c="5"/>0.906 <text:s text:c="3"/>1</text:p>
      <text:p text:style-name="P1">0.839 <text:s text:c="4"/>0.013 <text:s text:c="5"/>0.875 <text:s text:c="4"/>0.839 <text:s text:c="4"/>0.856 <text:s text:c="5"/>0.913 <text:s text:c="3"/>2</text:p>
      <text:p text:style-name="P1">0.859 <text:s text:c="4"/>0.016 <text:s text:c="5"/>0.854 <text:s text:c="4"/>0.859 <text:s text:c="4"/>0.856 <text:s text:c="5"/>0.921 <text:s text:c="3"/>3</text:p>
      <text:p text:style-name="P1">0.813 <text:s text:c="4"/>0.017 <text:s text:c="5"/>0.853 <text:s text:c="4"/>0.813 <text:s text:c="4"/>0.833 <text:s text:c="5"/>0.898 <text:s text:c="3"/>4</text:p>
      <text:p text:style-name="P1">0.855 <text:s text:c="4"/>0.012 <text:s text:c="5"/>0.882 <text:s text:c="4"/>0.855 <text:s text:c="4"/>0.868 <text:s text:c="5"/>0.921 <text:s text:c="3"/>5</text:p>
      <text:p text:style-name="P1">0.948 <text:s text:c="4"/>0.007 <text:s text:c="5"/>0.939 <text:s text:c="4"/>0.948 <text:s text:c="4"/>0.944 <text:s text:c="5"/>0.971 <text:s text:c="3"/>6</text:p>
      <text:p text:style-name="P1">0.86 <text:s text:c="5"/>0.012 <text:s text:c="5"/>0.891 <text:s text:c="4"/>0.86 <text:s text:c="5"/>0.875 <text:s text:c="5"/>0.924 <text:s text:c="3"/>7</text:p>
      <text:p text:style-name="P1">0.83 <text:s text:c="5"/>0.028 <text:s text:c="5"/>0.763 <text:s text:c="4"/>0.83 <text:s text:c="5"/>0.795 <text:s text:c="5"/>0.901 <text:s text:c="3"/>8</text:p>
      <text:p text:style-name="P1">0.844 <text:s text:c="4"/>0.022 <text:s text:c="5"/>0.821 <text:s text:c="4"/>0.844 <text:s text:c="4"/>0.833 <text:s text:c="5"/>0.911 <text:s text:c="3"/>9</text:p>
      <text:p text:style-name="P1">Weighted Avg. <text:s text:c="3"/>0.862 <text:s text:c="4"/>0.015 <text:s text:c="5"/>0.863 <text:s text:c="4"/>0.862 <text:s text:c="4"/>0.862 <text:s text:c="5"/>0.923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88 <text:s text:c="2"/>0 <text:s text:c="2"/>2 <text:s text:c="2"/>0 <text:s text:c="2"/>3 <text:s text:c="2"/>1 <text:s text:c="2"/>0 <text:s text:c="2"/>0 <text:s text:c="2"/>3 <text:s text:c="2"/>2 | <text:s text:c="2"/>a = 0</text:p>
      <text:p text:style-name="P1">1 170 <text:s text:c="2"/>3 <text:s text:c="2"/>1 <text:s text:c="2"/>6 <text:s text:c="2"/>4 <text:s text:c="2"/>0 <text:s text:c="2"/>2 <text:s/>12 <text:s text:c="2"/>5 | <text:s text:c="2"/>b = 1</text:p>
      <text:p text:style-name="P1">0 <text:s text:c="2"/>6 161 <text:s text:c="2"/>5 <text:s text:c="2"/>0 <text:s text:c="2"/>2 <text:s text:c="2"/>2 <text:s text:c="2"/>3 <text:s text:c="2"/>9 <text:s text:c="2"/>4 | <text:s text:c="2"/>c = 2</text:p>
      <text:p text:style-name="P1">1 <text:s text:c="2"/>5 <text:s text:c="2"/>6 170 <text:s text:c="2"/>0 <text:s text:c="2"/>3 <text:s text:c="2"/>0 <text:s text:c="2"/>3 <text:s text:c="2"/>3 <text:s text:c="2"/>7 | <text:s text:c="2"/>d = 3</text:p>
      <text:p text:style-name="P1">4 <text:s text:c="2"/>9 <text:s text:c="2"/>0 <text:s text:c="2"/>1 174 <text:s text:c="2"/>4 <text:s text:c="2"/>7 <text:s text:c="2"/>3 <text:s text:c="2"/>6 <text:s text:c="2"/>6 | <text:s text:c="2"/>e = 4</text:p>
      <text:p text:style-name="P1">0 <text:s text:c="2"/>2 <text:s text:c="2"/>3 <text:s text:c="2"/>6 <text:s text:c="2"/>2 165 <text:s text:c="2"/>1 <text:s text:c="2"/>2 <text:s text:c="2"/>5 <text:s text:c="2"/>7 | <text:s text:c="2"/>f = 5</text:p>
      <text:p text:style-name="P1">1 <text:s text:c="2"/>1 <text:s text:c="2"/>0 <text:s text:c="2"/>1 <text:s text:c="2"/>4 <text:s text:c="2"/>0 184 <text:s text:c="2"/>0 <text:s text:c="2"/>3 <text:s text:c="2"/>0 | <text:s text:c="2"/>g = 6</text:p>
      <text:p text:style-name="P1">0 <text:s text:c="2"/>1 <text:s text:c="2"/>1 <text:s text:c="2"/>3 <text:s text:c="2"/>9 <text:s text:c="2"/>2 <text:s text:c="2"/>0 172 <text:s text:c="2"/>5 <text:s text:c="2"/>7 | <text:s text:c="2"/>h = 7</text:p>
      <text:p text:style-name="P1">3 <text:s/>11 <text:s text:c="2"/>4 <text:s text:c="2"/>2 <text:s text:c="2"/>3 <text:s text:c="2"/>2 <text:s text:c="2"/>2 <text:s text:c="2"/>5 161 <text:s text:c="2"/>1 | <text:s text:c="2"/>i = 8</text:p>
      <text:p text:style-name="P1">2 <text:s text:c="2"/>3 <text:s text:c="2"/>4 <text:s/>10 <text:s text:c="2"/>3 <text:s text:c="2"/>4 <text:s text:c="2"/>0 <text:s text:c="2"/>3 <text:s text:c="2"/>4 179 | <text:s text:c="2"/>j = 9</text:p>
      <text:p text:style-name="P1"/>
      <text:p text:style-name="P1"><text:soft-page-break/>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0</text:p>
      <text:p text:style-name="P1"/>
      <text:p text:style-name="P1">Size of the tree : 325</text:p>
      <text:p text:style-name="P1"/>
      <text:p text:style-name="P1">Time taken to build model: 0.07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1741 <text:s text:c="14"/>87.05 <text:s text:c="2"/>%</text:p>
      <text:p text:style-name="P1">Incorrectly Classified Instances <text:s text:c="6"/>259 <text:s text:c="14"/>12.95 <text:s text:c="2"/>%</text:p>
      <text:p text:style-name="P1">Kappa statistic <text:s text:c="25"/>0.8561</text:p>
      <text:p text:style-name="P1">Mean absolute error <text:s text:c="21"/>0.0259</text:p>
      <text:p text:style-name="P1">Root mean squared error <text:s text:c="17"/>0.1609</text:p>
      <text:p text:style-name="P1">Relative absolute error <text:s text:c="16"/>14.391 <text:s/>%</text:p>
      <text:p text:style-name="P1">Root relative squared error <text:s text:c="12"/>53.6487 %</text:p>
      <text:p text:style-name="P1">Total Number of Instances <text:s text:c="12"/>2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5 <text:s text:c="4"/>0.007 <text:s text:c="5"/>0.94 <text:s text:c="5"/>0.945 <text:s text:c="4"/>0.942 <text:s text:c="5"/>0.969 <text:s text:c="3"/>0</text:p>
      <text:p text:style-name="P1">0.814 <text:s text:c="4"/>0.018 <text:s text:c="5"/>0.834 <text:s text:c="4"/>0.814 <text:s text:c="4"/>0.824 <text:s text:c="5"/>0.898 <text:s text:c="3"/>1</text:p>
      <text:p text:style-name="P1">0.87 <text:s text:c="5"/>0.014 <text:s text:c="5"/>0.87 <text:s text:c="5"/>0.87 <text:s text:c="5"/>0.87 <text:s text:c="6"/>0.928 <text:s text:c="3"/>2</text:p>
      <text:p text:style-name="P1">0.859 <text:s text:c="4"/>0.017 <text:s text:c="5"/>0.85 <text:s text:c="5"/>0.859 <text:s text:c="4"/>0.854 <text:s text:c="5"/>0.921 <text:s text:c="3"/>3</text:p>
      <text:p text:style-name="P1">0.841 <text:s text:c="4"/>0.017 <text:s text:c="5"/>0.853 <text:s text:c="4"/>0.841 <text:s text:c="4"/>0.847 <text:s text:c="5"/>0.912 <text:s text:c="3"/>4</text:p>
      <text:p text:style-name="P1">0.881 <text:s text:c="4"/>0.009 <text:s text:c="5"/>0.914 <text:s text:c="4"/>0.881 <text:s text:c="4"/>0.897 <text:s text:c="5"/>0.936 <text:s text:c="3"/>5</text:p>
      <text:p text:style-name="P1">0.954 <text:s text:c="4"/>0.006 <text:s text:c="5"/>0.944 <text:s text:c="4"/>0.954 <text:s text:c="4"/>0.949 <text:s text:c="5"/>0.974 <text:s text:c="3"/>6</text:p>
      <text:p text:style-name="P1">0.89 <text:s text:c="5"/>0.013 <text:s text:c="5"/>0.881 <text:s text:c="4"/>0.89 <text:s text:c="5"/>0.886 <text:s text:c="5"/>0.938 <text:s text:c="3"/>7</text:p>
      <text:p text:style-name="P1">0.799 <text:s text:c="4"/>0.022 <text:s text:c="5"/>0.795 <text:s text:c="4"/>0.799 <text:s text:c="4"/>0.797 <text:s text:c="5"/>0.888 <text:s text:c="3"/>8</text:p>
      <text:p text:style-name="P1">0.858 <text:s text:c="4"/>0.021 <text:s text:c="5"/>0.831 <text:s text:c="4"/>0.858 <text:s text:c="4"/>0.845 <text:s text:c="5"/>0.919 <text:s text:c="3"/>9</text:p>
      <text:p text:style-name="P1">Weighted Avg. <text:s text:c="3"/>0.871 <text:s text:c="4"/>0.014 <text:s text:c="5"/>0.871 <text:s text:c="4"/>0.871 <text:s text:c="4"/>0.87 <text:s text:c="6"/>0.928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88 <text:s text:c="2"/>0 <text:s text:c="2"/>0 <text:s text:c="2"/>1 <text:s text:c="2"/>3 <text:s text:c="2"/>3 <text:s text:c="2"/>0 <text:s text:c="2"/>0 <text:s text:c="2"/>3 <text:s text:c="2"/>1 | <text:s text:c="2"/>a = 0</text:p>
      <text:p text:style-name="P1">0 166 <text:s text:c="2"/>4 <text:s text:c="2"/>3 <text:s text:c="2"/>6 <text:s text:c="2"/>3 <text:s text:c="2"/>2 <text:s text:c="2"/>2 <text:s/>12 <text:s text:c="2"/>6 | <text:s text:c="2"/>b = 1</text:p>
      <text:p text:style-name="P1">0 <text:s text:c="2"/>3 167 <text:s text:c="2"/>4 <text:s text:c="2"/>0 <text:s text:c="2"/>2 <text:s text:c="2"/>1 <text:s text:c="2"/>5 <text:s text:c="2"/>8 <text:s text:c="2"/>2 | <text:s text:c="2"/>c = 2</text:p>
      <text:p text:style-name="P1">1 <text:s text:c="2"/>4 <text:s text:c="2"/>6 170 <text:s text:c="2"/>0 <text:s text:c="2"/>0 <text:s text:c="2"/>0 <text:s text:c="2"/>3 <text:s text:c="2"/>3 <text:s/>11 | <text:s text:c="2"/>d = 3</text:p>
      <text:p text:style-name="P1">4 <text:s text:c="2"/>7 <text:s text:c="2"/>0 <text:s text:c="2"/>1 180 <text:s text:c="2"/>1 <text:s text:c="2"/>5 <text:s text:c="2"/>4 <text:s text:c="2"/>5 <text:s text:c="2"/>7 | <text:s text:c="2"/>e = 4</text:p>
      <text:p text:style-name="P1">0 <text:s text:c="2"/>1 <text:s text:c="2"/>3 <text:s text:c="2"/>6 <text:s text:c="2"/>2 170 <text:s text:c="2"/>1 <text:s text:c="2"/>1 <text:s text:c="2"/>5 <text:s text:c="2"/>4 | <text:s text:c="2"/>f = 5</text:p>
      <text:p text:style-name="P1">1 <text:s text:c="2"/>0 <text:s text:c="2"/>1 <text:s text:c="2"/>1 <text:s text:c="2"/>5 <text:s text:c="2"/>0 185 <text:s text:c="2"/>0 <text:s text:c="2"/>1 <text:s text:c="2"/>0 | <text:s text:c="2"/>g = 6</text:p>
      <text:p text:style-name="P1">0 <text:s text:c="2"/>1 <text:s text:c="2"/>1 <text:s text:c="2"/>3 <text:s text:c="2"/>9 <text:s text:c="2"/>1 <text:s text:c="2"/>0 178 <text:s text:c="2"/>3 <text:s text:c="2"/>4 | <text:s text:c="2"/>h = 7</text:p>
      <text:p text:style-name="P1">3 <text:s/>13 <text:s text:c="2"/>8 <text:s text:c="2"/>1 <text:s text:c="2"/>2 <text:s text:c="2"/>3 <text:s text:c="2"/>2 <text:s text:c="2"/>5 155 <text:s text:c="2"/>2 | <text:s text:c="2"/>i = 8</text:p>
      <text:p text:style-name="P1">3 <text:s text:c="2"/>4 <text:s text:c="2"/>2 <text:s/>10 <text:s text:c="2"/>4 <text:s text:c="2"/>3 <text:s text:c="2"/>0 <text:s text:c="2"/>4 <text:s text:c="2"/>0 182 | <text:s text:c="2"/>j =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3:11:46.818619368</meta:creation-date>
    <dc:date>2016-12-03T03:16:40.854633139</dc:date>
    <meta:editing-duration>PT4M54S</meta:editing-duration>
    <meta:editing-cycles>1</meta:editing-cycles>
    <meta:document-statistic meta:table-count="0" meta:image-count="0" meta:object-count="0" meta:page-count="8" meta:paragraph-count="313" meta:word-count="2507" meta:character-count="16908" meta:non-whitespace-character-count="9563"/>
    <meta:generator>LibreOffice/5.2.2.2$Linux_X86_64 LibreOffice_project/20m0$Build-2</meta:generator>
  </office:meta>
</office:document-meta>
</file>